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MessageExchange.getCorrela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Response( HMessag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Direction( char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Call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Request( HMessag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Endpoint( HLargeData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Faul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Inse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ortType( String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roperties( Map &lt; String , String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H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InvocationStyle( String invocatio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InsertTime( Date inse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FailureType( String failu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Callee( String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CorrelationStatus( String c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Failu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iped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Clien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Fault( String fa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OperationName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ipedPID( String 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Mex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FaultExplanation( String faultExpla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MessageExchange.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iped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CallbackEndpoint( HLargeData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ClientKey( String clie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Callback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ipedMessageExchange( String p2ppe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AckType( String ac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Channe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Mex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artnerLinkModel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ChannelName( String channe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PartnerLink( HPartnerLink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Exchange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